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Pictures/1000020100000112000000AB060A854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ole-draw-aspect="1"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0.622cm" svg:height="0.53cm" svg:x="10.4cm" svg:y="12.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0.513cm" svg:height="0.53cm" svg:x="10.578cm" svg:y="17.5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draw:layer="layout" svg:width="0.815cm" svg:height="0.53cm" svg:x="14.4cm" svg:y="15.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0.854cm" svg:height="0.53cm" svg:x="6cm" svg:y="16.0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text-style-name="P1" draw:layer="layout" svg:width="0.5cm" svg:height="0.53cm" svg:x="13.6cm" svg:y="15.57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1" draw:layer="layout" svg:width="0.496cm" svg:height="0.53cm" svg:x="7.104cm" svg:y="15.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1" draw:layer="layout" svg:width="7.732cm" svg:height="4.825cm" svg:x="6.7cm" svg:y="12.775cm">
          <draw:image xlink:href="Pictures/1000020100000112000000AB060A854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0T10:52:49.540073660</meta:creation-date>
    <dc:date>2014-01-20T11:13:45.417242342</dc:date>
    <meta:editing-duration>PT9M6S</meta:editing-duration>
    <meta:editing-cycles>2</meta:editing-cycles>
    <meta:generator>LibreOffice/4.1.3.2$Linux_X86_64 LibreOffice_project/410m0$Build-2</meta:generator>
    <meta:document-statistic meta:object-count="7"/>
  </office:meta>
</office:document-meta>
</file>

<file path=Object 1/content.xml><?xml version="1.0" encoding="utf-8"?>
<math xmlns="http://www.w3.org/1998/Math/MathML">
  <semantics>
    <mrow>
      <msub>
        <mi>S</mi>
        <mi>P</mi>
      </msub>
    </mrow>
    <annotation encoding="StarMath 5.0">S_P</annotation>
  </semantics>
</math>
</file>

<file path=Object 2/content.xml><?xml version="1.0" encoding="utf-8"?>
<math xmlns="http://www.w3.org/1998/Math/MathML">
  <semantics>
    <mrow>
      <msub>
        <mi>S</mi>
        <mi>i</mi>
      </msub>
    </mrow>
    <annotation encoding="StarMath 5.0">S_i</annotation>
  </semantics>
</math>
</file>

<file path=Object 3/content.xml><?xml version="1.0" encoding="utf-8"?>
<math xmlns="http://www.w3.org/1998/Math/MathML">
  <semantics>
    <mrow>
      <msub>
        <mi>S</mi>
        <mrow>
          <mrow>
            <mi>i</mi>
            <mo stretchy="false">+</mo>
            <mn>1</mn>
          </mrow>
        </mrow>
      </msub>
    </mrow>
    <annotation encoding="StarMath 5.0">S_{i+1}</annotation>
  </semantics>
</math>
</file>

<file path=Object 4/content.xml><?xml version="1.0" encoding="utf-8"?>
<math xmlns="http://www.w3.org/1998/Math/MathML">
  <semantics>
    <mrow>
      <msub>
        <mi>S</mi>
        <mrow>
          <mrow>
            <mi>i</mi>
            <mo stretchy="false">−</mo>
            <mn>1</mn>
          </mrow>
        </mrow>
      </msub>
    </mrow>
    <annotation encoding="StarMath 5.0">S_{i-1}</annotation>
  </semantics>
</math>
</file>

<file path=Object 5/content.xml><?xml version="1.0" encoding="utf-8"?>
<math xmlns="http://www.w3.org/1998/Math/MathML">
  <semantics>
    <mrow>
      <msub>
        <mi>â</mi>
        <mrow>
          <mi>i</mi>
        </mrow>
      </msub>
    </mrow>
    <annotation encoding="StarMath 5.0">â_{i}</annotation>
  </semantics>
</math>
</file>

<file path=Object 6/content.xml><?xml version="1.0" encoding="utf-8"?>
<math xmlns="http://www.w3.org/1998/Math/MathML">
  <semantics>
    <mrow>
      <msub>
        <mi>b</mi>
        <mrow>
          <mi>i</mi>
        </mrow>
      </msub>
    </mrow>
    <annotation encoding="StarMath 5.0">b_{i}</annotation>
  </semantics>
</math>
</file>